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EFEFD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ededges-title">
      <style:graphic-properties draw:auto-grow-height="true" fo:min-height="3.507cm"/>
    </style:style>
    <style:style style:name="pr2" style:family="presentation" style:parent-style-name="lyt-rededges-subtitle">
      <style:graphic-properties draw:fill-color="#ffffff" draw:auto-grow-height="true" fo:min-height="13.333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subtitle">
      <style:graphic-properties draw:fill-color="#ffffff" fo:min-height="17.409cm"/>
    </style:style>
    <style:style style:name="pr5" style:family="presentation" style:parent-style-name="lyt-rededges-notes">
      <style:graphic-properties draw:fill-color="#ffffff" fo:min-height="13.364cm"/>
    </style:style>
    <style:style style:name="pr6" style:family="presentation" style:parent-style-name="lyt-rededges-title">
      <style:graphic-properties fo:min-height="3.507cm"/>
    </style:style>
    <style:style style:name="pr7" style:family="presentation" style:parent-style-name="lyt-rededges-outline1">
      <style:graphic-properties fo:min-height="13.333cm"/>
    </style:style>
    <style:style style:name="pr8" style:family="presentation" style:parent-style-name="lyt-rededges-outline1">
      <style:graphic-properties fo:min-height="13.865cm"/>
    </style:style>
    <style:style style:name="pr9" style:family="presentation" style:parent-style-name="lyt-rededges-outline1">
      <style:graphic-properties fo:min-height="14.604cm"/>
    </style:style>
    <style:style style:name="pr10" style:family="presentation" style:parent-style-name="lyt-rededges-outline1">
      <style:graphic-properties fo:min-height="15.102cm"/>
    </style:style>
    <style:style style:name="P1" style:family="paragraph">
      <style:text-properties fo:font-family="'Berlin Sans FB Demi'" style:font-family-generic="swiss" style:font-pitch="variable" fo:font-style="normal" style:font-style-asian="normal" style:font-style-complex="normal"/>
    </style:style>
    <style:style style:name="P2" style:family="paragraph">
      <style:text-properties fo:font-family="'Berlin Sans FB'" style:font-family-generic="swiss" style:font-pitch="variable"/>
    </style:style>
    <style:style style:name="P3" style:family="paragraph">
      <style:text-properties fo:font-family="'Berlin Sans FB'" style:font-family-generic="swiss" style:font-pitch="variable" fo:font-style="normal" style:font-style-asian="normal" style:font-style-complex="normal"/>
    </style:style>
    <style:style style:name="P4" style:family="paragraph">
      <style:text-properties fo:font-size="28.1000003814697pt"/>
    </style:style>
    <style:style style:name="T1" style:family="text">
      <style:text-properties fo:font-family="'Berlin Sans FB Demi'" style:font-family-generic="swiss" style:font-pitch="variable" fo:font-style="normal" style:font-style-asian="normal" style:font-style-complex="normal"/>
    </style:style>
    <style:style style:name="T2" style:family="text">
      <style:text-properties fo:font-family="'Berlin Sans FB'" style:font-family-generic="swiss" style:font-pitch="variable"/>
    </style:style>
    <style:style style:name="T3" style:family="text">
      <style:text-properties fo:font-family="'Berlin Sans FB'" style:font-family-generic="swiss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17.099cm" svg:height="3.507cm" svg:x="10.1cm" svg:y="0.836cm" presentation:class="title" presentation:user-transformed="true">
          <draw:text-box>
            <text:p xml:id="id1" text:id="id1"><text:span text:style-name="T1">Presentation Tool : OO <text:s/>Impress</text:span></text:p>
          </draw:text-box>
        </draw:frame>
        <draw:frame presentation:style-name="pr2" draw:text-style-name="P2" draw:layer="layout" svg:width="21.6cm" svg:height="13.333cm" svg:x="5.6cm" svg:y="5.067cm" presentation:class="subtitle" presentation:user-transformed="true">
          <draw:text-box>
            <text:p xml:id="id2" text:id="id2"><text:span text:style-name="T2">1. Introduction</text:span></text:p>
            <text:p xml:id="id3" text:id="id3"><text:span text:style-name="T2">2. Components of Impress window</text:span></text:p>
            <text:p xml:id="id4" text:id="id4"><text:span text:style-name="T2">3. Basic elements of a slide</text:span></text:p>
            <text:p xml:id="id5" text:id="id5"><text:span text:style-name="T2">4.Views</text:span></text:p>
            <text:p xml:id="id6" text:id="id6"><text:span text:style-name="T2">5.Notes </text:span></text:p>
            <text:p xml:id="id7" text:id="id7"><text:span text:style-name="T2">Hope You Enjoy :D <text:s text:c="2"/></text:span></text:p>
            <text:p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I know it isnt very cool slide show but it took way to long to learn and design webside . I know no one is never goona read this but at least I did. This project was way to fun and I &lt;3 my live. Have a great time</text:p>
            </draw:text-box>
          </draw:frame>
        </presentation:notes>
      </draw:page>
      <draw:page draw:name="page2" draw:style-name="dp1" draw:master-page-name="lyt-rededges" presentation:presentation-page-layout-name="AL2T32">
        <office:forms form:automatic-focus="false" form:apply-design-mode="false"/>
        <draw:frame presentation:style-name="pr4" draw:text-style-name="P2" draw:layer="layout" svg:width="17.099cm" svg:height="17.409cm" svg:x="9.6cm" svg:y="1.791cm" presentation:class="subtitle" presentation:user-transformed="true">
          <draw:text-box>
            <text:p xml:id="id8" text:id="id8"><text:span text:style-name="T2">Presentation is process of presenting a topic to an audience. <text:s/>It can be anything from presenting a lesson to students about soil erosion in India to presenting the company mission statement to a group of new employees. The OpenOffice Impress helps to make us Pres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3T1">
        <office:forms form:automatic-focus="false" form:apply-design-mode="false"/>
        <draw:frame presentation:style-name="pr6" draw:text-style-name="P1" draw:layer="layout" svg:width="17.099cm" svg:height="3.507cm" svg:x="10.1cm" svg:y="0.836cm" presentation:class="title">
          <draw:text-box>
            <text:p xml:id="id9" text:id="id9"><text:span text:style-name="T1">Components of Impress Window</text:span></text:p>
          </draw:text-box>
        </draw:frame>
        <draw:frame presentation:style-name="pr7" draw:text-style-name="P2" draw:layer="layout" svg:width="21.6cm" svg:height="13.333cm" svg:x="5.5cm" svg:y="4.913cm" presentation:class="outline">
          <draw:text-box>
            <text:list text:style-name="L3">
              <text:list-item>
                <text:p xml:id="id10" text:id="id10"><text:span text:style-name="T2">Title Bar : Contains names of currently opened files followed by software name</text:span></text:p>
              </text:list-item>
              <text:list-item>
                <text:p xml:id="id11" text:id="id11"><text:span text:style-name="T2">Menu Bar: Contains menus that manipulate the whole software</text:span></text:p>
              </text:list-item>
              <text:list-item>
                <text:p xml:id="id12" text:id="id12"><text:span text:style-name="T2">Standard Tools Bar : Contains most commonly used Standard tools</text:span></text:p>
              </text:list-item>
              <text:list-item>
                <text:p xml:id="id13" text:id="id13"><text:span text:style-name="T2">Formatting Tools Bar : Contains most commonly used formatting tool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3T1">
        <office:forms form:automatic-focus="false" form:apply-design-mode="false"/>
        <draw:frame presentation:style-name="pr6" draw:layer="layout" svg:width="17.099cm" svg:height="3.507cm" svg:x="10.1cm" svg:y="0.836cm" presentation:class="title">
          <draw:text-box>
            <text:p><text:span text:style-name="T1">Components of Impress Window</text:span></text:p>
          </draw:text-box>
        </draw:frame>
        <draw:frame presentation:style-name="pr8" draw:text-style-name="P2" draw:layer="layout" svg:width="21.6cm" svg:height="13.865cm" svg:x="5.5cm" svg:y="4.913cm" presentation:class="outline" presentation:user-transformed="true">
          <draw:text-box>
            <text:list text:style-name="L3">
              <text:list-item>
                <text:p xml:id="id14" text:id="id14"><text:span text:style-name="T2">Tasks Pane : Contains most commonly used </text:span><text:span text:style-name="T2">formatting options that can make a </text:span><text:span text:style-name="T2">presentation look more effective </text:span></text:p>
              </text:list-item>
              <text:list-item>
                <text:p xml:id="id15" text:id="id15"><text:span text:style-name="T2"><text:s/></text:span><text:span text:style-name="T2">Drawing Toolbar: Contains most </text:span><text:span text:style-name="T2">commonly tools used for inserting </text:span><text:span text:style-name="T2">miscellaneous drawing objects </text:span></text:p>
              </text:list-item>
              <text:list-item>
                <text:p xml:id="id16" text:id="id16"><text:span text:style-name="T2">Slide Pane : Contains slides that are added </text:span><text:span text:style-name="T2">in presentation</text:span></text:p>
              </text:list-item>
              <text:list-item>
                <text:p xml:id="id17" text:id="id17"><text:span text:style-name="T2">Slide View Buttons: Used to view </text:span><text:span text:style-name="T2">presentation in different view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3T1">
        <office:forms form:automatic-focus="false" form:apply-design-mode="false"/>
        <draw:frame presentation:style-name="pr6" draw:text-style-name="P3" draw:layer="layout" svg:width="17.099cm" svg:height="3.507cm" svg:x="10.1cm" svg:y="0.836cm" presentation:class="title" presentation:user-transformed="true">
          <draw:text-box>
            <text:p xml:id="id18" text:id="id18"><text:span text:style-name="T3">Basic elements of slide</text:span></text:p>
          </draw:text-box>
        </draw:frame>
        <draw:frame presentation:style-name="pr8" draw:text-style-name="P2" draw:layer="layout" svg:width="21.6cm" svg:height="13.865cm" svg:x="5.5cm" svg:y="4.913cm" presentation:class="outline" presentation:user-transformed="true">
          <draw:text-box>
            <text:list text:style-name="L3">
              <text:list-item>
                <text:p xml:id="id19" text:id="id19"><text:span text:style-name="T2">Title : A descriptive heading identifing a </text:span><text:span text:style-name="T2">slide. It gives audience a Idea of what slide </text:span><text:span text:style-name="T2">is trying to say</text:span></text:p>
              </text:list-item>
              <text:list-item>
                <text:p xml:id="id20" text:id="id20"><text:span text:style-name="T2">Subtitle : A descriptive message or brief </text:span><text:span text:style-name="T2">description of slide data </text:span></text:p>
              </text:list-item>
              <text:list-item>
                <text:p xml:id="id21" text:id="id21"><text:span text:style-name="T2">Drawing objects : As the name suggests </text:span><text:span text:style-name="T2">auto-shapes such as rectangles, circles </text:span><text:span text:style-name="T2">curves etc.</text:span></text:p>
              </text:list-item>
              <text:list-item>
                <text:p xml:id="id22" text:id="id22"><text:span text:style-name="T2">Clip art and pictures : Graphics provided by </text:span><text:span text:style-name="T2">impre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3T1">
        <office:forms form:automatic-focus="false" form:apply-design-mode="false"/>
        <draw:frame presentation:style-name="pr6" draw:text-style-name="P1" draw:layer="layout" svg:width="17.099cm" svg:height="3.507cm" svg:x="10.1cm" svg:y="0.836cm" presentation:class="title" presentation:user-transformed="true">
          <draw:text-box>
            <text:p><text:span text:style-name="T1">Basic elements of a Slide</text:span></text:p>
          </draw:text-box>
        </draw:frame>
        <draw:frame presentation:style-name="pr9" draw:text-style-name="P2" draw:layer="layout" svg:width="21.6cm" svg:height="14.604cm" svg:x="5.2cm" svg:y="5.2cm" presentation:class="outline" presentation:user-transformed="true">
          <draw:text-box>
            <text:list text:style-name="L3">
              <text:list-item>
                <text:p xml:id="id23" text:id="id23"><text:span text:style-name="T2">Handouts : When you make presentations </text:span><text:span text:style-name="T2">in addition to slides that are produced, you </text:span><text:span text:style-name="T2">required to give handouts to audience. </text:span><text:span text:style-name="T2">Handouts are compressed version of your </text:span><text:span text:style-name="T2">slide</text:span></text:p>
              </text:list-item>
              <text:list-item>
                <text:p xml:id="id24" text:id="id24"><text:span text:style-name="T2">Speakers notes : The are notes written by </text:span><text:span text:style-name="T2">speaker for him and are not visible in </text:span><text:span text:style-name="T2">presentation</text:span></text:p>
              </text:list-item>
              <text:list-item>
                <text:p xml:id="id25" text:id="id25"><text:span text:style-name="T2">Outlines : Outlines are summarised version </text:span><text:span text:style-name="T2">of your slides, which display only title and </text:span><text:span text:style-name="T2">main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3T1">
        <office:forms form:automatic-focus="false" form:apply-design-mode="false"/>
        <draw:frame presentation:style-name="pr6" draw:text-style-name="P1" draw:layer="layout" svg:width="17.099cm" svg:height="3.507cm" svg:x="10.1cm" svg:y="0.836cm" presentation:class="title">
          <draw:text-box>
            <text:p xml:id="id26" text:id="id26"><text:span text:style-name="T1">Views</text:span></text:p>
          </draw:text-box>
        </draw:frame>
        <draw:frame presentation:style-name="pr7" draw:text-style-name="P2" draw:layer="layout" svg:width="21.6cm" svg:height="13.333cm" svg:x="5.5cm" svg:y="4.913cm" presentation:class="outline">
          <draw:text-box>
            <text:list text:style-name="L3">
              <text:list-item>
                <text:p xml:id="id27" text:id="id27"><text:span text:style-name="T2">Normal View : This view shows three panes </text:span><text:span text:style-name="T2">that show slides panes, slides and tasks </text:span><text:span text:style-name="T2">pane.</text:span></text:p>
              </text:list-item>
              <text:list-item>
                <text:p xml:id="id28" text:id="id28"><text:span text:style-name="T2">Outline : This views displays only the text of </text:span><text:span text:style-name="T2">presentation in outline form, allowing you </text:span><text:span text:style-name="T2">to work easily with content</text:span></text:p>
              </text:list-item>
              <text:list-item>
                <text:p xml:id="id29" text:id="id29"><text:span text:style-name="T2">Slide view : It just shows you the slides and </text:span><text:span text:style-name="T2">its content. It is easiest to use when you are </text:span><text:span text:style-name="T2">designing you presentation slide by slid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3T1">
        <office:forms form:automatic-focus="false" form:apply-design-mode="false"/>
        <draw:frame presentation:style-name="pr6" draw:text-style-name="P1" draw:layer="layout" svg:width="17.099cm" svg:height="3.507cm" svg:x="10.1cm" svg:y="0.836cm" presentation:class="title">
          <draw:text-box>
            <text:p><text:span text:style-name="T1">Views</text:span></text:p>
          </draw:text-box>
        </draw:frame>
        <draw:frame presentation:style-name="pr7" draw:text-style-name="P2" draw:layer="layout" svg:width="21.6cm" svg:height="13.333cm" svg:x="5.5cm" svg:y="4.913cm" presentation:class="outline">
          <draw:text-box>
            <text:list text:style-name="L3">
              <text:list-item>
                <text:p xml:id="id30" text:id="id30"><text:span text:style-name="T2">Slide Sorter : It displays your entire set of slide on screen.</text:span></text:p>
              </text:list-item>
              <text:list-item>
                <text:p xml:id="id31" text:id="id31"><text:span text:style-name="T2">Slide Show : It displays presentation on screen</text:span></text:p>
              </text:list-item>
              <text:list-item>
                <text:p xml:id="id32" text:id="id32"><text:span text:style-name="T2">NOTES : This view lets you enter and edit speakers not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3T1">
        <office:forms form:automatic-focus="false" form:apply-design-mode="false"/>
        <draw:frame presentation:style-name="pr6" draw:text-style-name="P1" draw:layer="layout" svg:width="17.099cm" svg:height="3.507cm" svg:x="10.1cm" svg:y="0.836cm" presentation:class="title" presentation:user-transformed="true">
          <draw:text-box>
            <text:p xml:id="id33" text:id="id33"><text:span text:style-name="T1">Notes</text:span></text:p>
          </draw:text-box>
        </draw:frame>
        <draw:frame presentation:style-name="pr10" draw:text-style-name="P2" draw:layer="layout" svg:width="21.6cm" svg:height="15.102cm" svg:x="5.5cm" svg:y="4.913cm" presentation:class="outline" presentation:user-transformed="true">
          <draw:text-box>
            <text:list text:style-name="L3">
              <text:list-item>
                <text:p xml:id="id34" text:id="id34"><text:span text:style-name="T2">The application software that can create </text:span><text:span text:style-name="T2">professtional looking visual aids is called </text:span><text:span text:style-name="T2">Presenattion Graphics Software.</text:span></text:p>
              </text:list-item>
              <text:list-item>
                <text:p xml:id="id35" text:id="id35"><text:span text:style-name="T2">A slide contains components like : Title, </text:span><text:span text:style-name="T2">Graphs, Drawing objects, ClipArt and </text:span><text:span text:style-name="T2">Pictures.</text:span></text:p>
              </text:list-item>
              <text:list-item>
                <text:p xml:id="id36" text:id="id36"><text:span text:style-name="T2">The slide components used for reference </text:span><text:span text:style-name="T2">are: Handouts, NOTES , Outline</text:span></text:p>
              </text:list-item>
              <text:list-item>
                <text:p xml:id="id37" text:id="id37"><text:span text:style-name="T2">A presentation can be created throught </text:span><text:span text:style-name="T2">one of these methods : Empty presentation, </text:span><text:span text:style-name="T2">Templ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office:forms form:automatic-focus="false" form:apply-design-mode="false"/>
      <draw:frame presentation:style-name="lyt-rededges-title" draw:layer="backgroundobjects" svg:width="17.099cm" svg:height="3.507cm" svg:x="10.1cm" svg:y="0.836cm" presentation:class="title" presentation:placeholder="true">
        <draw:text-box/>
      </draw:frame>
      <draw:frame presentation:style-name="lyt-rededges-outline1" draw:layer="backgroundobjects" svg:width="21.6cm" svg:height="13.333cm" svg:x="5.5cm" svg:y="4.913cm" presentation:class="outline" presentation:placeholder="true">
        <draw:text-box/>
      </draw:frame>
      <draw:frame presentation:style-name="Mpr4" draw:text-style-name="MP4" draw:layer="backgroundobjects" svg:width="6.023cm" svg:height="1.448cm" svg:x="5.5cm" svg:y="18.62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1.676cm" svg:y="18.6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3cm" svg:height="1.448cm" svg:x="20.8cm" svg:y="18.62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sh Sharma </meta:initial-creator>
    <meta:creation-date>2020-12-30T12:47:38.81</meta:creation-date>
    <dc:date>2020-12-30T15:10:30.18</dc:date>
    <dc:creator>Yash Sharma </dc:creator>
    <meta:editing-duration>PT2H12M3S</meta:editing-duration>
    <meta:editing-cycles>10</meta:editing-cycles>
    <meta:generator>OpenOffice/4.1.8$Win32 OpenOffice.org_project/418m3$Build-9803</meta:generator>
    <meta:document-statistic meta:object-count="67"/>
  </office:meta>
</office:document-meta>
</file>